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83F000001401C159FA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yriad Pro" svg:font-family="'Myriad Pro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78cm" fo:margin-left="0.042cm" fo:break-before="auto" fo:break-after="auto" table:align="left" style:writing-mode="lr-tb"/>
    </style:style>
    <style:style style:name="Tabela1.A" style:family="table-column">
      <style:table-column-properties style:column-width="1.244cm"/>
    </style:style>
    <style:style style:name="Tabela1.B" style:family="table-column">
      <style:table-column-properties style:column-width="13.864cm"/>
    </style:style>
    <style:style style:name="Tabela1.C" style:family="table-column">
      <style:table-column-properties style:column-width="1.371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7da647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7da647" fo:padding="0.191cm" fo:border="0.05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5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5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5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6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6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6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7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7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7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8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8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8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9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9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9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0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0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0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1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1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1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5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5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5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6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6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6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7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7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7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8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8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8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19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19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19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ela1.A20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B20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ela1.C20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 fo:margin-top="0cm" fo:margin-bottom="0.494cm"/>
    </style:style>
    <style:style style:name="P2" style:family="paragraph" style:parent-style-name="Header">
      <style:paragraph-properties fo:margin-top="0cm" fo:margin-bottom="0.494cm"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P3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P4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</style:style>
    <style:style style:name="P5" style:family="paragraph" style:parent-style-name="Footer">
      <style:paragraph-properties fo:margin-top="0cm" fo:margin-bottom="0cm" fo:line-height="100%" fo:text-align="justify" style:justify-single-word="false"/>
      <style:text-properties fo:color="#000000"/>
    </style:style>
    <style:style style:name="P6" style:family="paragraph" style:parent-style-name="Standard">
      <style:paragraph-properties fo:margin-top="0cm" fo:margin-bottom="0cm" fo:text-align="justify" style:justify-single-word="false" style:text-autospace="none">
        <style:tab-stops/>
      </style:paragraph-properties>
      <style:text-properties fo:color="#000000" style:font-name="Myriad Pro1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top="0cm" fo:margin-bottom="0cm" fo:text-align="end" style:justify-single-word="false" style:text-autospace="none">
        <style:tab-stops/>
      </style:paragraph-properties>
      <style:text-properties fo:color="#000000" style:font-name="Myriad Pro1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top="0cm" fo:margin-bottom="0cm" fo:line-height="100%" fo:text-align="justify" style:justify-single-word="false" style:text-autospace="none">
        <style:tab-stops/>
      </style:paragraph-properties>
      <style:text-properties fo:color="#000000" style:font-name="Myriad Pro1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text-autospace="none">
        <style:tab-stops/>
      </style:paragraph-properties>
      <style:text-properties fo:color="#000000" style:font-name="Myriad Pro1" fo:font-size="11pt" fo:font-weight="normal" style:font-name-asian="Myriad Pro1" style:font-size-asian="11pt" style:font-weight-asian="normal" style:font-name-complex="Myriad Pro1" style:font-size-complex="11pt" style:font-weight-complex="normal"/>
    </style:style>
    <style:style style:name="P10" style:family="paragraph" style:parent-style-name="Standard">
      <style:paragraph-properties fo:margin-top="0cm" fo:margin-bottom="0cm" fo:line-height="100%"/>
      <style:text-properties style:font-name="Myriad Pro1" fo:font-size="11pt" style:font-size-asian="11pt" style:font-size-complex="11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Myriad Pro1" fo:font-size="11pt" style:font-size-asian="11pt" style:font-size-complex="11pt"/>
    </style:style>
    <style:style style:name="P12" style:family="paragraph" style:parent-style-name="Standard" style:master-page-name="">
      <style:paragraph-properties fo:margin-top="0cm" fo:margin-bottom="0cm" fo:text-align="justify" style:justify-single-word="false" style:page-number="auto">
        <style:tab-stops/>
      </style:paragraph-properties>
      <style:text-properties fo:color="#000000" style:font-name="Myriad Pro1" fo:font-size="11pt" style:font-name-asian="Arial1" style:font-size-asian="11pt" style:font-name-complex="Arial1" style:font-size-complex="11pt"/>
    </style:style>
    <style:style style:name="P13" style:family="paragraph" style:parent-style-name="Text_20_body">
      <style:paragraph-properties fo:margin-top="0cm" fo:margin-bottom="0cm"/>
      <style:text-properties fo:font-weight="bold"/>
    </style:style>
    <style:style style:name="P14" style:family="paragraph" style:parent-style-name="Text_20_body">
      <style:paragraph-properties fo:margin-top="0cm" fo:margin-bottom="0cm"/>
      <style:text-properties fo:font-size="10pt"/>
    </style:style>
    <style:style style:name="P15" style:family="paragraph" style:parent-style-name="Standard">
      <style:paragraph-properties fo:margin-top="0cm" fo:margin-bottom="0cm" fo:line-height="100%" fo:text-align="center" style:justify-single-word="false" fo:break-before="page" style:text-autospace="none">
        <style:tab-stops/>
      </style:paragraph-properties>
      <style:text-properties fo:color="#000000" style:font-name="Myriad Pro1" fo:font-size="11pt" fo:font-weight="bold" style:font-name-asian="Myriad Pro1" style:font-size-asian="11pt" style:font-weight-asian="bold" style:font-name-complex="Myriad Pro1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2.499cm" style:auto-text-indent="false" style:text-autospace="none">
        <style:tab-stops/>
      </style:paragraph-properties>
      <style:text-properties fo:color="#000000" style:font-name="Myriad Pro1" fo:font-size="11pt" style:font-name-asian="Arial1" style:font-size-asian="11pt" style:font-name-complex="Arial1" style:font-size-complex="11pt"/>
    </style:style>
    <style:style style:name="P17" style:family="paragraph" style:parent-style-name="Standard">
      <style:text-properties style:font-name="Myriad Pro1"/>
    </style:style>
    <style:style style:name="P18" style:family="paragraph" style:parent-style-name="Standard">
      <style:paragraph-properties fo:text-align="justify" style:justify-single-word="false"/>
      <style:text-properties style:font-name="Myriad Pro1"/>
    </style:style>
    <style:style style:name="P19" style:family="paragraph" style:parent-style-name="Standard">
      <style:paragraph-properties fo:text-align="center" style:justify-single-word="false"/>
      <style:text-properties style:font-name="Myriad Pro1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Myriad Pro1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Myriad Pro1" fo:font-weight="normal" style:font-weight-asian="normal" style:font-weight-complex="normal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fo:text-transform="uppercase" style:font-name="Myriad Pro1" fo:font-size="11pt" fo:font-weight="bold" style:font-size-asian="11pt" style:font-weight-asian="bold" style:font-name-complex="Trebuchet MS" style:font-size-complex="11pt"/>
    </style:style>
    <style:style style:name="P23" style:family="paragraph" style:parent-style-name="Standard">
      <style:paragraph-properties fo:line-height="100%" fo:text-align="start" style:justify-single-word="false" style:snap-to-layout-grid="false"/>
      <style:text-properties fo:text-transform="uppercase" style:font-name="Myriad Pro1" fo:font-size="11pt" fo:font-weight="bold" style:font-size-asian="11pt" style:font-weight-asian="bold" style:font-name-complex="Trebuchet MS" style:font-size-complex="11pt"/>
    </style:style>
    <style:style style:name="P24" style:family="paragraph" style:parent-style-name="Standard">
      <style:paragraph-properties fo:line-height="100%" fo:text-align="start" style:justify-single-word="false" style:snap-to-layout-grid="false"/>
      <style:text-properties fo:text-transform="uppercase" style:font-name="Myriad Pro1" fo:font-size="11pt" style:font-name-asian="Calibri" style:font-size-asian="11pt" style:font-name-complex="Calibri" style:font-size-complex="11pt"/>
    </style:style>
    <style:style style:name="P25" style:family="paragraph" style:parent-style-name="Standard">
      <style:paragraph-properties fo:line-height="100%" fo:text-align="start" style:justify-single-word="false" style:snap-to-layout-grid="false"/>
      <style:text-properties fo:text-transform="uppercase" style:font-name="Myriad Pro1" fo:font-size="11pt" style:font-size-asian="11pt" style:font-name-complex="Calibri" style:font-size-complex="11pt"/>
    </style:style>
    <style:style style:name="P26" style:family="paragraph" style:parent-style-name="Text_20_body" style:list-style-name="L1">
      <style:paragraph-properties fo:margin-top="0cm" fo:margin-bottom="0cm" fo:line-height="100%" fo:text-align="justify" style:justify-single-word="false" style:text-autospace="none">
        <style:tab-stops/>
      </style:paragraph-properties>
      <style:text-properties fo:color="#000000" style:font-name="Myriad Pro" fo:font-size="11pt" fo:font-style="normal" fo:font-weight="normal" style:font-name-asian="Myriad Pro1" style:font-size-asian="11pt" style:font-style-asian="normal" style:font-weight-asian="normal" style:font-name-complex="Myriad Pro1" style:font-size-complex="11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 style:snap-to-layout-grid="false"/>
      <style:text-properties fo:text-transform="uppercase" style:font-name="Myriad Pro1" fo:font-size="11pt" style:font-name-asian="Calibri" style:font-size-asian="11pt" style:font-name-complex="Calibri" style:font-size-complex="11pt"/>
    </style:style>
    <style:style style:name="P28" style:family="paragraph" style:parent-style-name="Standard">
      <style:text-properties style:font-name="Myriad Pro1" fo:font-weight="bold" style:font-weight-asian="bold" style:font-weight-complex="bold"/>
    </style:style>
    <style:style style:name="P29" style:family="paragraph" style:parent-style-name="Standard" style:list-style-name="L1">
      <style:paragraph-properties fo:margin-top="0cm" fo:margin-bottom="0cm" fo:line-height="100%" fo:text-align="justify" style:justify-single-word="false" style:text-autospace="none">
        <style:tab-stops/>
      </style:paragraph-properties>
      <style:text-properties fo:color="#000000" style:font-name="Myriad Pro1" fo:font-size="11pt" style:font-name-asian="Arial1" style:font-size-asian="11pt" style:font-name-complex="Arial1" style:font-size-complex="11pt"/>
    </style:style>
    <style:style style:name="P30" style:family="paragraph" style:parent-style-name="Standard">
      <style:paragraph-properties fo:margin-top="0cm" fo:margin-bottom="0cm" fo:text-align="justify" style:justify-single-word="false" style:text-autospace="none">
        <style:tab-stops/>
      </style:paragraph-properties>
    </style:style>
    <style:style style:name="T1" style:family="text">
      <style:text-properties fo:font-size="4pt" fo:language="zxx" fo:country="none" style:font-size-asian="4pt" style:language-asian="zxx" style:country-asian="none" style:font-size-complex="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Myriad Pro1" style:font-weight-complex="bold"/>
    </style:style>
    <style:style style:name="T4" style:family="text">
      <style:text-properties fo:font-weight="bold" style:font-name-asian="Calibri" style:font-weight-asian="bold" style:font-weight-complex="bold"/>
    </style:style>
    <style:style style:name="T5" style:family="text">
      <style:text-properties style:font-name-asian="Calibri"/>
    </style:style>
    <style:style style:name="T6" style:family="text">
      <style:text-properties fo:color="#000000" style:font-name="Myriad Pro1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o nº 338/ PROEN</text:p>
      <text:p text:style-name="P30"><text:span text:style-name="T6">Protocolo: </text:span><text:bookmark text:name="numProcesso"/>23347.501289/2012-14 </text:p>
      <text:p text:style-name="P7">Campo Grande, 09 de abril de 2012.</text:p>
      <text:p text:style-name="P10">Para:</text:p>
      <text:p text:style-name="P10">De: PROEN/Pró-Reitora de Ensino e Pós-Graduação</text:p>
      <text:p text:style-name="P8">Profª Marcelina Teruko Fujii Maschio</text:p>
      <text:p text:style-name="P6"/>
      <text:p text:style-name="P6">Assunto: <text:span text:style-name="T2"><text:s/></text:span><text:span text:style-name="T3">encaminhamento de instrumento avaliativo</text:span></text:p>
      <text:p text:style-name="P6"/>
      <text:p text:style-name="P8"/>
      <text:list xml:id="list34581470" text:style-name="L1">
        <text:list-item>
          <text:p text:style-name="P26">Considerando que no dia 18 de junho de 2012 inicia-se a Avaliação Docente pelo Discente 2012/1, solicitamos a gentileza de divulgar junto aos docentes o instrumento avaliativo a ser utilizado.</text:p>
        </text:list-item>
        <text:list-item>
          <text:p text:style-name="P26">Informamos que o <text:s/>instrumento avaliativo em questão foi elaborado a partir das contribuições enviadas pelos campi, discussões da equipe PROEN, ASCOM e ASINF.</text:p>
          <text:p text:style-name="P29"/>
        </text:list-item>
      </text:list>
      <text:p text:style-name="P16">Atenciosamente,</text:p>
      <text:p text:style-name="P11"/>
      <text:p text:style-name="P11"/>
      <text:p text:style-name="P11">Marcelina Teruko Fujii Maschio</text:p>
      <text:p text:style-name="P9">Pró-Reitora de Ensino e Pós-Graduação</text:p>
      <text:p text:style-name="P9"/>
      <text:p text:style-name="P15"><text:s/>INSTRUMENTO AVALIATIVO - AVALIAÇÃO DOCENTE PELO DISCENTE 2012/1</text:p>
      <text:p text:style-name="P19">Valor Máximo – 30 pontos</text:p>
      <text:p text:style-name="P20">Texto Introdutório</text:p>
      <text:p text:style-name="P21">Estudante,</text:p>
      <text:p text:style-name="P21">Este é o momento de avaliar o desempenho de cada professor.</text:p>
      <text:p text:style-name="P21">Contribua com a qualidade do ensino no IFMS. </text:p>
      <text:p text:style-name="P21">Dê a sua opinião. Você não será identificado.</text:p>
      <text:p text:style-name="P21">Bom trabalho!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2">N.</text:p>
          </table:table-cell>
          <table:table-cell table:style-name="Tabela1.A1" office:value-type="string">
            <text:p text:style-name="P22">Questão</text:p>
          </table:table-cell>
          <table:table-cell table:style-name="Tabela1.C1" office:value-type="string">
            <text:p text:style-name="P23">Peso</text:p>
          </table:table-cell>
        </table:table-row>
        <table:table-row table:style-name="Tabela1.1">
          <table:table-cell table:style-name="Tabela1.A2" office:value-type="string">
            <text:p text:style-name="P24">1</text:p>
          </table:table-cell>
          <table:table-cell table:style-name="Tabela1.B2" office:value-type="string">
            <text:p text:style-name="P25"><text:span text:style-name="T5">EXPÕE NO INÍCIO DE CADA SEMESTRE </text:span>o<text:span text:style-name="T5"> </text:span><text:span text:style-name="T2">Plano</text:span><text:span text:style-name="T4"> </text:span><text:span text:style-name="T2">de</text:span><text:span text:style-name="T4"> </text:span><text:span text:style-name="T2">Ensino</text:span><text:span text:style-name="T5"> </text:span>que<text:span text:style-name="T5"> </text:span>desenvolverá<text:span text:style-name="T5"> </text:span>durante<text:span text:style-name="T5"> </text:span>o<text:span text:style-name="T5"> </text:span>período<text:span text:style-name="T5"> </text:span>letivo?<text:span text:style-name="T5"> </text:span></text:p>
          </table:table-cell>
          <table:table-cell table:style-name="Tabela1.C2" office:value-type="string">
            <text:p text:style-name="P25">1.25<text:span text:style-name="T5"> </text:span></text:p>
          </table:table-cell>
        </table:table-row>
        <table:table-row table:style-name="Tabela1.1">
          <table:table-cell table:style-name="Tabela1.A3" office:value-type="string">
            <text:p text:style-name="P25">2</text:p>
          </table:table-cell>
          <table:table-cell table:style-name="Tabela1.B3" office:value-type="string">
            <text:p text:style-name="P25">Desenvolve<text:span text:style-name="T5"> </text:span>os<text:span text:style-name="T5"> </text:span><text:span text:style-name="T2">conteúdos</text:span><text:span text:style-name="T4"> </text:span>de<text:span text:style-name="T5"> </text:span>acordo<text:span text:style-name="T5"> </text:span>com<text:span text:style-name="T5"> </text:span>o<text:span text:style-name="T5"> </text:span>Plano<text:span text:style-name="T5"> </text:span>de<text:span text:style-name="T5"> </text:span>Ensino?<text:span text:style-name="T5"> </text:span></text:p>
          </table:table-cell>
          <table:table-cell table:style-name="Tabela1.C3" office:value-type="string">
            <text:p text:style-name="P25">2.5</text:p>
          </table:table-cell>
        </table:table-row>
        <table:table-row table:style-name="Tabela1.1">
          <table:table-cell table:style-name="Tabela1.A7" office:value-type="string">
            <text:p text:style-name="P24">3</text:p>
          </table:table-cell>
          <table:table-cell table:style-name="Tabela1.B7" office:value-type="string">
            <text:p text:style-name="P24">DEMONSTRA CONHECIMENTO DO CONTEÚDO?</text:p>
          </table:table-cell>
          <table:table-cell table:style-name="Tabela1.C7" office:value-type="string">
            <text:p text:style-name="P24">2.5</text:p>
          </table:table-cell>
        </table:table-row>
        <table:table-row table:style-name="Tabela1.1">
          <table:table-cell table:style-name="Tabela1.A7" office:value-type="string">
            <text:p text:style-name="P24">4</text:p>
          </table:table-cell>
          <table:table-cell table:style-name="Tabela1.B7" office:value-type="string">
            <text:p text:style-name="P25">Apresenta<text:span text:style-name="T5"> </text:span>o<text:span text:style-name="T5"> </text:span>conteúdo<text:span text:style-name="T5"> </text:span>de<text:span text:style-name="T5"> </text:span>forma<text:span text:style-name="T5"> </text:span>clara<text:span text:style-name="T5"> </text:span>e<text:span text:style-name="T5"> </text:span>objetiva, com uma<text:span text:style-name="T2"> linguagem de fácil entendimento ao estudante</text:span>?</text:p>
          </table:table-cell>
          <table:table-cell table:style-name="Tabela1.C7" office:value-type="string">
            <text:p text:style-name="P25">2.5<text:span text:style-name="T5"> </text:span></text:p>
          </table:table-cell>
        </table:table-row>
        <table:table-row table:style-name="Tabela1.1">
          <table:table-cell table:style-name="Tabela1.A7" office:value-type="string">
            <text:p text:style-name="P25">5</text:p>
            <text:p text:style-name="P25"/>
          </table:table-cell>
          <table:table-cell table:style-name="Tabela1.B7" office:value-type="string">
            <text:p text:style-name="P25">RELACIONA O CONTEÚDO DA <text:span text:style-name="T2">UNIDADE CURRICULAR</text:span> COM OS ASPECTOS PROFISSIONAIS <text:s/>E/OU SOCIAIS <text:s/>E/OU DE OUTRAS ÁREAS DE CONHECIMENTO?</text:p>
          </table:table-cell>
          <table:table-cell table:style-name="Tabela1.C7" office:value-type="string">
            <text:p text:style-name="P25">2.5</text:p>
          </table:table-cell>
        </table:table-row>
        <table:table-row table:style-name="Tabela1.1">
          <table:table-cell table:style-name="Tabela1.A7" office:value-type="string">
            <text:p text:style-name="P25">6</text:p>
          </table:table-cell>
          <table:table-cell table:style-name="Tabela1.B7" office:value-type="string">
            <text:p text:style-name="P25">Procura<text:span text:style-name="T5"> </text:span>reforçar<text:span text:style-name="T5"> </text:span>ou<text:span text:style-name="T5"> </text:span>reformular<text:span text:style-name="T5"> </text:span>as<text:span text:style-name="T5"> </text:span>explicações<text:span text:style-name="T5"> </text:span>quando<text:span text:style-name="T5"> </text:span>o<text:span text:style-name="T5"> </text:span>estudante<text:span text:style-name="T5"> </text:span>não<text:span text:style-name="T5"> </text:span>entende O CONTEÚDO?<text:span text:style-name="T5"> </text:span></text:p>
          </table:table-cell>
          <table:table-cell table:style-name="Tabela1.C7" office:value-type="string">
            <text:p text:style-name="P24">2.5 </text:p>
          </table:table-cell>
        </table:table-row>
        <table:table-row table:style-name="Tabela1.1">
          <table:table-cell table:style-name="Tabela1.A8" office:value-type="string">
            <text:p text:style-name="P24">7</text:p>
          </table:table-cell>
          <table:table-cell table:style-name="Tabela1.B8" office:value-type="string">
            <text:p text:style-name="P25"><text:span text:style-name="T2">Organiza</text:span><text:span text:style-name="T4"> </text:span><text:span text:style-name="T2">a</text:span><text:span text:style-name="T4"> SALA</text:span>,<text:span text:style-name="T5"> </text:span>os<text:span text:style-name="T5"> </text:span>estudantes<text:span text:style-name="T5"> </text:span>e<text:span text:style-name="T5"> </text:span>os<text:span text:style-name="T5"> </text:span>materiais<text:span text:style-name="T5"> </text:span>para<text:span text:style-name="T5"> </text:span>o<text:span text:style-name="T5"> </text:span>bom<text:span text:style-name="T5"> </text:span>desenvolvimento<text:span text:style-name="T5"> </text:span>da<text:span text:style-name="T5"> </text:span>aula?</text:p>
          </table:table-cell>
          <table:table-cell table:style-name="Tabela1.C8" office:value-type="string">
            <text:p text:style-name="P25">1.25<text:span text:style-name="T5"> </text:span></text:p>
          </table:table-cell>
        </table:table-row>
        <table:table-row table:style-name="Tabela1.1">
          <table:table-cell table:style-name="Tabela1.A9" office:value-type="string">
            <text:p text:style-name="P24">8</text:p>
          </table:table-cell>
          <table:table-cell table:style-name="Tabela1.B9" office:value-type="string">
            <text:p text:style-name="P25">Administra<text:span text:style-name="T5"> o tempo das atividades A</text:span>dequadamente<text:span text:style-name="T5"> EM SALA DE AULA?</text:span></text:p>
          </table:table-cell>
          <table:table-cell table:style-name="Tabela1.C9" office:value-type="string">
            <text:p text:style-name="P25">1.25<text:span text:style-name="T5"> </text:span></text:p>
          </table:table-cell>
        </table:table-row>
        <table:table-row table:style-name="Tabela1.1">
          <table:table-cell table:style-name="Tabela1.A10" office:value-type="string">
            <text:p text:style-name="P25">9</text:p>
          </table:table-cell>
          <table:table-cell table:style-name="Tabela1.B10" office:value-type="string">
            <text:p text:style-name="P25">INCENTIVA os<text:span text:style-name="T5"> </text:span>estudantes<text:span text:style-name="T5"> </text:span>a<text:span text:style-name="T5"> </text:span>interessarem-se<text:span text:style-name="T5"> </text:span>pela<text:span text:style-name="T5"> UNIDADE CURRICULAR </text:span><text:soft-page-break/><text:span text:style-name="T5">COM </text:span><text:span text:style-name="T5">PROPOSTAS DINÂMICAS DE ABORDAGEM DE CONTEÚDO</text:span>?</text:p>
          </table:table-cell>
          <table:table-cell table:style-name="Tabela1.C10" office:value-type="string">
            <text:p text:style-name="P25">1.25<text:span text:style-name="T5"> </text:span><text:soft-page-break/></text:p>
          </table:table-cell>
        </table:table-row>
        <table:table-row table:style-name="Tabela1.1">
          <table:table-cell table:style-name="Tabela1.A11" office:value-type="string">
            <text:p text:style-name="P25">10</text:p>
          </table:table-cell>
          <table:table-cell table:style-name="Tabela1.B11" office:value-type="string">
            <text:p text:style-name="P25">Proporciona<text:span text:style-name="T5"> </text:span>oportunidades<text:span text:style-name="T5"> </text:span>de<text:span text:style-name="T5"> </text:span>questionamentos<text:span text:style-name="T5"> </text:span>e<text:span text:style-name="T5"> esclarecimentos </text:span>de<text:span text:style-name="T5"> </text:span>dúvidas<text:span text:style-name="T5"> </text:span><text:span text:style-name="T4">RELEVANTES</text:span><text:span text:style-name="T5"> DURANTE A </text:span>aula?<text:span text:style-name="T5"> </text:span></text:p>
          </table:table-cell>
          <table:table-cell table:style-name="Tabela1.C11" office:value-type="string">
            <text:p text:style-name="P25">1.25</text:p>
          </table:table-cell>
        </table:table-row>
        <table:table-row table:style-name="Tabela1.1">
          <table:table-cell table:style-name="Tabela1.A13" office:value-type="string">
            <text:p text:style-name="P25">11</text:p>
          </table:table-cell>
          <table:table-cell table:style-name="Tabela1.B13" office:value-type="string">
            <text:p text:style-name="P25">INCENTIVA OS ESTUDANTES A COMPARECEREM NOS HORÁRIOS DE ATENDIMENTO?</text:p>
          </table:table-cell>
          <table:table-cell table:style-name="Tabela1.C13" office:value-type="string">
            <text:p text:style-name="P25">1.25</text:p>
          </table:table-cell>
        </table:table-row>
        <table:table-row table:style-name="Tabela1.1">
          <table:table-cell table:style-name="Tabela1.A13" office:value-type="string">
            <text:p text:style-name="P25">12</text:p>
          </table:table-cell>
          <table:table-cell table:style-name="Tabela1.B13" office:value-type="string">
            <text:p text:style-name="P25">VOCÊ COMPARECE AOS HORÁRIOS DE ATENDIMENTO? ( SIM/NÃO)</text:p>
            <text:p text:style-name="P25">não = vai para a próxima questão</text:p>
            <text:p text:style-name="P25">SIM=</text:p>
            <text:p text:style-name="P24">O PROFESSOR MOSTRA-SE <text:span text:style-name="T2">COMPROMETIDO </text:span>COM O ATENDIMENTO AOS ESTUDANTES NOS HORÁRIOS DE PERMANÊNCIA?</text:p>
          </table:table-cell>
          <table:table-cell table:style-name="Tabela1.C13" office:value-type="string">
            <text:p text:style-name="P25">1.25</text:p>
          </table:table-cell>
        </table:table-row>
        <table:table-row table:style-name="Tabela1.1">
          <table:table-cell table:style-name="Tabela1.A14" office:value-type="string">
            <text:p text:style-name="P25">13</text:p>
          </table:table-cell>
          <table:table-cell table:style-name="Tabela1.B14" office:value-type="string">
            <text:p text:style-name="P25"><text:span text:style-name="T5">APRESENTA </text:span>previamente<text:span text:style-name="T5"> </text:span>os<text:span text:style-name="T5"> </text:span>critérios<text:span text:style-name="T5"> </text:span>de<text:span text:style-name="T5"> </text:span>Avaliação AOS ESTUDANTES?</text:p>
          </table:table-cell>
          <table:table-cell table:style-name="Tabela1.C14" office:value-type="string">
            <text:p text:style-name="P25">1.25<text:span text:style-name="T5"> </text:span></text:p>
          </table:table-cell>
        </table:table-row>
        <table:table-row table:style-name="Tabela1.1">
          <table:table-cell table:style-name="Tabela1.A15" office:value-type="string">
            <text:p text:style-name="P25">14</text:p>
          </table:table-cell>
          <table:table-cell table:style-name="Tabela1.B15" office:value-type="string">
            <text:p text:style-name="P25">O PROFESSOR DÁ RETORNO AOS ESTUDANTES Após<text:span text:style-name="T5"> </text:span>a<text:span text:style-name="T5"> </text:span>correção<text:span text:style-name="T5"> </text:span>das<text:span text:style-name="T5"> </text:span>avaliações,<text:span text:style-name="T5"> </text:span>explorando<text:span text:style-name="T5"> </text:span>as<text:span text:style-name="T5"> </text:span>dificuldades<text:span text:style-name="T5"> </text:span>apresentadas<text:span text:style-name="T5"> </text:span>e<text:span text:style-name="T5"> </text:span>sanando<text:span text:style-name="T5"> </text:span>as<text:span text:style-name="T5"> </text:span>dúvidas?<text:span text:style-name="T5"> </text:span></text:p>
          </table:table-cell>
          <table:table-cell table:style-name="Tabela1.C15" office:value-type="string">
            <text:p text:style-name="P25">1.25</text:p>
          </table:table-cell>
        </table:table-row>
        <table:table-row table:style-name="Tabela1.1">
          <table:table-cell table:style-name="Tabela1.A16" office:value-type="string">
            <text:p text:style-name="P25">15</text:p>
          </table:table-cell>
          <table:table-cell table:style-name="Tabela1.B16" office:value-type="string">
            <text:p text:style-name="P25">AVALIA OS CONTEÚDOS DE ACORDO COM O QUE FOI TRABALHADO NAS AULAS?</text:p>
          </table:table-cell>
          <table:table-cell table:style-name="Tabela1.C16" office:value-type="string">
            <text:p text:style-name="P25">1.25</text:p>
          </table:table-cell>
        </table:table-row>
        <table:table-row table:style-name="Tabela1.1">
          <table:table-cell table:style-name="Tabela1.A17" office:value-type="string">
            <text:p text:style-name="P25">16</text:p>
          </table:table-cell>
          <table:table-cell table:style-name="Tabela1.B17" office:value-type="string">
            <text:p text:style-name="P25">É<text:span text:style-name="T5"> </text:span>pontual<text:span text:style-name="T5"> </text:span>quanto<text:span text:style-name="T5"> </text:span>aos<text:span text:style-name="T5"> </text:span>horários<text:span text:style-name="T5"> </text:span>de<text:span text:style-name="T5"> </text:span>início<text:span text:style-name="T5"> </text:span>e<text:span text:style-name="T5"> </text:span>término<text:span text:style-name="T5"> </text:span>das<text:span text:style-name="T5"> </text:span>aulas?<text:span text:style-name="T5"> </text:span></text:p>
          </table:table-cell>
          <table:table-cell table:style-name="Tabela1.C17" office:value-type="string">
            <text:p text:style-name="P25">1.25<text:span text:style-name="T5"> </text:span></text:p>
          </table:table-cell>
        </table:table-row>
        <table:table-row table:style-name="Tabela1.1">
          <table:table-cell table:style-name="Tabela1.A18" office:value-type="string">
            <text:p text:style-name="P25">17</text:p>
          </table:table-cell>
          <table:table-cell table:style-name="Tabela1.B18" office:value-type="string">
            <text:p text:style-name="P25">Mantém-se<text:span text:style-name="T5"> </text:span>presente<text:span text:style-name="T5"> </text:span>em<text:span text:style-name="T5"> </text:span>sala<text:span text:style-name="T5"> </text:span>durante<text:span text:style-name="T5"> </text:span>os<text:span text:style-name="T5"> </text:span>horários<text:span text:style-name="T5"> </text:span>de<text:span text:style-name="T5"> </text:span>aulas?<text:span text:style-name="T5"> </text:span></text:p>
          </table:table-cell>
          <table:table-cell table:style-name="Tabela1.C18" office:value-type="string">
            <text:p text:style-name="P25">1.25<text:span text:style-name="T5"> </text:span></text:p>
          </table:table-cell>
        </table:table-row>
        <table:table-row table:style-name="Tabela1.1">
          <table:table-cell table:style-name="Tabela1.A19" office:value-type="string">
            <text:p text:style-name="P25">18</text:p>
          </table:table-cell>
          <table:table-cell table:style-name="Tabela1.B19" office:value-type="string">
            <text:p text:style-name="P25">Demonstra<text:span text:style-name="T5"> </text:span><text:span text:style-name="T2">postura</text:span><text:span text:style-name="T4"> </text:span><text:span text:style-name="T2">ética</text:span> E respeito<text:span text:style-name="T5"> AOS ESTUDANTES?</text:span></text:p>
          </table:table-cell>
          <table:table-cell table:style-name="Tabela1.C19" office:value-type="string">
            <text:p text:style-name="P25">1.25<text:span text:style-name="T5"> </text:span></text:p>
          </table:table-cell>
        </table:table-row>
        <table:table-row table:style-name="Tabela1.1">
          <table:table-cell table:style-name="Tabela1.A20" office:value-type="string">
            <text:p text:style-name="P25">19</text:p>
          </table:table-cell>
          <table:table-cell table:style-name="Tabela1.B20" office:value-type="string">
            <text:p text:style-name="P25">CONSEGUE TER UM DIÁLOGO ABERTO COM OS ESTUDANTES, RESOLVENDO PEQUENOS CONFLITOS OU PROBLEMAS QUE SURGEM DURANTE AS AULAS?<text:span text:style-name="T5"> </text:span></text:p>
          </table:table-cell>
          <table:table-cell table:style-name="Tabela1.C20" office:value-type="string">
            <text:p text:style-name="P25">1.25<text:span text:style-name="T5"> </text:span></text:p>
          </table:table-cell>
        </table:table-row>
      </table:table>
      <text:p text:style-name="Standard"/>
      <text:p text:style-name="P13">Alternativas:</text:p>
      <text:p text:style-name="P14">100% SEMPRE</text:p>
      <text:p text:style-name="P14">080% QUASE SEMPRE</text:p>
      <text:p text:style-name="P14">060% ALGUMAS VEZES </text:p>
      <text:p text:style-name="P14">040% RARAMENTE</text:p>
      <text:p text:style-name="P14"><text:soft-page-break/>020% NUNCA</text:p>
      <text:p text:style-name="Standard"/>
      <text:p text:style-name="P17">Texto anterior a página dos comentários:</text:p>
      <text:p text:style-name="P17">Você deseja postar um comentário que contribua criticamente para a implantação de melhorias com base nos pontos negativos que verificou ao longo dessa avaliação?</text:p>
      <text:p text:style-name="P17">SIM – o sistema abre o campo para o preenchimento.</text:p>
      <text:p text:style-name="P17">NÃO - <text:s/>o sistema encaminha para finalizar a avaliação</text:p>
      <text:p text:style-name="P17"/>
      <text:p text:style-name="P28">GLOSSÁRIO:</text:p>
      <text:p text:style-name="P18">Item 1 - <text:s/>PLANO DE ENSINO = é o plano do professor onde são apresentados os objetivos, conteúdos, procedimentos e avaliação da unidade curricular.</text:p>
      <text:p text:style-name="P18">Item 2 – CONTEÚDOS = temas e assuntos trabalhados em sala pelo professor.</text:p>
      <text:p text:style-name="P18">Item 4 – LINGUAGEM DE FÁCIL ENTENDIMENTO = o professor, mesmo usando linguagem técnica, explica de forma que o estudante entenda.</text:p>
      <text:p text:style-name="P18">Item 5 – UNIDADE CURRICULAR = disciplina. <text:s/>Ex.: Física, Química, Biologia etc.</text:p>
      <text:p text:style-name="P18">Item 7 – ORGANIZA A SALA = <text:s/>cria um ambiente favorável para que a aula comece.</text:p>
      <text:p text:style-name="P18">Item 10 = <text:s/>RELEVANTES = <text:s/>importantes</text:p>
      <text:p text:style-name="P18">Item 12 = COMPROMETIDO = <text:s/>o professor dá atenção à sua presença e às suas dúvidas.</text:p>
      <text:p text:style-name="P18"/>
      <text:p text:style-name="P18">Item 18 = POSTURA ÉTICA = <text:s/>sem privilegiar um ou outro, levando em conta a dignidade humana e que todos têm direitos iguai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yriad Pro" svg:font-family="'Myriad Pro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1" svg:font-family="'Myriad Pro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margin-top="0.494cm" fo:margin-bottom="0.494cm" fo:line-height="100%"/>
      <style:text-properties fo:color="#000000" style:font-name="Times New Roman" fo:font-size="12pt" style:font-name-asian="Times New Roman" style:font-size-asian="12pt" style:font-size-complex="12pt"/>
    </style:style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fo:language="en" fo:country="US" style:font-size-asian="12pt" style:font-size-complex="12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style:font-name="Symbol" style:font-name-asian="Calibri" style:font-name-complex="Times New Roman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Calibri" style:font-name-asian="Calibri" style:font-name-complex="Times New Roman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font-name-complex="Tahoma" style:font-size-complex="8pt"/>
    </style:style>
    <style:style style:name="apple-style-span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94cm"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MP2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  <style:text-properties fo:font-size="4pt" fo:language="zxx" fo:country="none" style:font-size-asian="4pt" style:language-asian="zxx" style:country-asian="none" style:font-size-complex="4pt"/>
    </style:style>
    <style:style style:name="MP3" style:family="paragraph" style:parent-style-name="Header">
      <style:paragraph-properties>
        <style:tab-stops>
          <style:tab-stop style:position="-0.196cm"/>
          <style:tab-stop style:position="16.499cm" style:type="right"/>
        </style:tab-stops>
      </style:paragraph-properties>
    </style:style>
    <style:style style:name="MP4" style:family="paragraph" style:parent-style-name="Footer">
      <style:paragraph-properties fo:margin-top="0cm" fo:margin-bottom="0cm" fo:line-height="100%" fo:text-align="justify" style:justify-single-word="false"/>
      <style:text-properties fo:color="#000000"/>
    </style:style>
    <style:style style:name="MP5" style:family="paragraph" style:parent-style-name="Header">
      <style:paragraph-properties fo:margin-top="0cm" fo:margin-bottom="0.494cm"/>
    </style:style>
    <style:style style:name="MT1" style:family="text">
      <style:text-properties fo:font-size="4pt" fo:language="zxx" fo:country="none" style:font-size-asian="4pt" style:language-asian="zxx" style:country-asian="none" style:font-size-complex="4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3cm" fo:margin-right="1.50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001cm" fo:margin-left="0cm" fo:margin-right="0cm" fo:margin-bottom="4.902cm" style:dynamic-spacing="true"/>
      </style:header-style>
      <style:footer-style>
        <style:header-footer-properties fo:min-height="2.501cm" fo:margin-left="0cm" fo:margin-right="0cm" fo:margin-top="2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01cm" fo:margin-bottom="2.501cm" fo:margin-left="3cm" fo:margin-right="1.5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<draw:frame draw:style-name="Mfr1" draw:name="figura1" text:anchor-type="as-char" svg:width="16.496cm" svg:height="2.499cm" draw:z-index="3"><draw:image xlink:href="Pictures/100000000000083F000001401C159FA9.jpg" xlink:type="simple" xlink:show="embed" xlink:actuate="onLoad"/></draw:frame></text:span><text:span text:style-name="MT1"> <text:s text:c="33"/></text:span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.carvalho</meta:initial-creator>
    <meta:creation-date>2012-02-28T10:58:00</meta:creation-date>
    <dc:date>2012-04-16T14:47:31.31</dc:date>
    <meta:print-date>2012-03-16T15:20:41.17</meta:print-date>
    <meta:editing-cycles>31</meta:editing-cycles>
    <meta:editing-duration>PT2H36M10S</meta:editing-duration>
    <meta:generator>LibreOffice/3.4$Win32 LibreOffice_project/340m1$Build-402</meta:generator>
    <meta:document-statistic meta:table-count="1" meta:image-count="1" meta:object-count="0" meta:page-count="4" meta:paragraph-count="103" meta:word-count="625" meta:character-count="3903" meta:non-whitespace-character-count="3312"/>
  </office:meta>
</office:document-meta>
</file>